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IZ RUIZ, JAMES CHRISTI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30022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UIZ RUIZ, JAMES CHRIST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3002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3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8223928</text:p>
          </table:table-cell>
          <table:table-cell table:style-name="Tabla2.A2" office:value-type="string">
            <text:p text:style-name="P9">31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ROBERT CARRASC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2:27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